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atin Modern Roman1" svg:font-family="'Latin Modern Roman'" style:font-adornments="10 Bold" style:font-pitch="variable"/>
    <style:font-face style:name="Latin Modern Roman" svg:font-family="'Latin Modern Roman'" style:font-adornments="10 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91cm" style:rel-column-width="1650*"/>
    </style:style>
    <style:style style:name="Tableau1.B" style:family="table-column">
      <style:table-column-properties style:column-width="8.177cm" style:rel-column-width="4636*"/>
    </style:style>
    <style:style style:name="Tableau1.C" style:family="table-column">
      <style:table-column-properties style:column-width="5.913cm" style:rel-column-width="3352*"/>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justify" style:justify-single-word="false"/>
      <style:text-properties style:font-name="Latin Modern Roman" officeooo:rsid="0008a7ac" officeooo:paragraph-rsid="0008a7ac" style:font-size-asian="10.5pt"/>
    </style:style>
    <style:style style:name="P2" style:family="paragraph" style:parent-style-name="Text_20_body" style:list-style-name="L7"/>
    <style:style style:name="P3" style:family="paragraph" style:parent-style-name="Text_20_body">
      <style:text-properties officeooo:paragraph-rsid="0006ac90"/>
    </style:style>
    <style:style style:name="P4" style:family="paragraph" style:parent-style-name="Text_20_body" style:list-style-name="L8">
      <style:text-properties officeooo:paragraph-rsid="0008a7ac"/>
    </style:style>
    <style:style style:name="P5" style:family="paragraph" style:parent-style-name="Text_20_body">
      <style:paragraph-properties fo:text-align="center" style:justify-single-word="false"/>
      <style:text-properties fo:font-size="28pt" fo:font-weight="bold" style:font-size-asian="10.5pt" style:font-weight-asian="bold" style:font-weight-complex="bold"/>
    </style:style>
    <style:style style:name="P6" style:family="paragraph" style:parent-style-name="Text_20_body">
      <style:text-properties officeooo:rsid="00095423" officeooo:paragraph-rsid="00095423"/>
    </style:style>
    <style:style style:name="P7" style:family="paragraph" style:parent-style-name="Text_20_body">
      <style:text-properties officeooo:paragraph-rsid="00097ecf"/>
    </style:style>
    <style:style style:name="P8" style:family="paragraph" style:parent-style-name="Text_20_body">
      <style:text-properties officeooo:rsid="00097ecf" officeooo:paragraph-rsid="00097ecf"/>
    </style:style>
    <style:style style:name="P9" style:family="paragraph" style:parent-style-name="Text_20_body" style:list-style-name="L9">
      <style:text-properties officeooo:rsid="00097ecf" officeooo:paragraph-rsid="00097ecf"/>
    </style:style>
    <style:style style:name="P10" style:family="paragraph" style:parent-style-name="Heading_20_1">
      <style:text-properties fo:font-weight="bold" style:font-weight-asian="bold" style:font-weight-complex="bold"/>
    </style:style>
    <style:style style:name="P11" style:family="paragraph" style:parent-style-name="Heading_20_1">
      <style:text-properties officeooo:rsid="00095423" officeooo:paragraph-rsid="00095423"/>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08a7ac"/>
    </style:style>
    <style:style style:name="T2" style:family="text">
      <style:text-properties officeooo:rsid="00097ecf"/>
    </style:style>
    <style:style style:name="T3" style:family="text">
      <style:text-properties officeooo:rsid="000b28a1"/>
    </style:style>
    <style:style style:name="T4" style:family="text">
      <style:text-properties fo:color="#ce181e" fo:font-weight="bold" officeooo:rsid="000b28a1"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ravail sur les zones de lien</text:p>
      <text:p text:style-name="Text_20_body"/>
      <table:table table:name="Tableau1" table:style-name="Tableau1">
        <table:table-column table:style-name="Tableau1.A"/>
        <table:table-column table:style-name="Tableau1.B"/>
        <table:table-column table:style-name="Tableau1.C"/>
        <table:table-row>
          <table:table-cell table:style-name="Tableau1.A1" office:value-type="string">
            <text:p text:style-name="P1">Date</text:p>
          </table:table-cell>
          <table:table-cell table:style-name="Tableau1.A1" office:value-type="string">
            <text:p text:style-name="P1">Auteur</text:p>
          </table:table-cell>
          <table:table-cell table:style-name="Tableau1.C1" office:value-type="string">
            <text:p text:style-name="P1">Commentaire</text:p>
          </table:table-cell>
        </table:table-row>
        <table:table-row>
          <table:table-cell table:style-name="Tableau1.A2" office:value-type="string">
            <text:p text:style-name="P1">27/03/2020</text:p>
          </table:table-cell>
          <table:table-cell table:style-name="Tableau1.A2" office:value-type="string">
            <text:p text:style-name="P1">A. Barthélémy, F. Pomian, S. Machefert</text:p>
          </table:table-cell>
          <table:table-cell table:style-name="Tableau1.C2" office:value-type="string">
            <text:p text:style-name="P1">Version initiale</text:p>
          </table:table-cell>
        </table:table-row>
      </table:table>
      <text:p text:style-name="Text_20_body"/>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text:a xlink:type="simple" xlink:href="#__RefHeading___Toc119_4087795237" text:style-name="Index_20_Link" text:visited-style-name="Index_20_Link">1 Contexte<text:tab/>1</text:a></text:p>
          <text:p text:style-name="P12"><text:a xlink:type="simple" xlink:href="#__RefHeading___Toc106_4087795237" text:style-name="Index_20_Link" text:visited-style-name="Index_20_Link">2 Configuration logicielle<text:tab/>1</text:a></text:p>
          <text:p text:style-name="P13"><text:a xlink:type="simple" xlink:href="#__RefHeading___Toc108_4087795237" text:style-name="Index_20_Link" text:visited-style-name="Index_20_Link">2.1 WinbiW<text:tab/>1</text:a></text:p>
          <text:p text:style-name="P13"><text:a xlink:type="simple" xlink:href="#__RefHeading___Toc110_4087795237" text:style-name="Index_20_Link" text:visited-style-name="Index_20_Link">2.2 Paprika<text:tab/>2</text:a></text:p>
          <text:p text:style-name="P13"><text:a xlink:type="simple" xlink:href="#__RefHeading___Toc112_4087795237" text:style-name="Index_20_Link" text:visited-style-name="Index_20_Link">2.3 IdRef<text:tab/>2</text:a></text:p>
          <text:p text:style-name="P12"><text:a xlink:type="simple" xlink:href="#__RefHeading___Toc114_4087795237" text:style-name="Index_20_Link" text:visited-style-name="Index_20_Link">3 Identification des notices<text:tab/>2</text:a></text:p>
          <text:p text:style-name="P12"><text:a xlink:type="simple" xlink:href="#__RefHeading___Toc116_4087795237" text:style-name="Index_20_Link" text:visited-style-name="Index_20_Link">4 Modifications à effectuer<text:tab/>3</text:a></text:p>
        </text:index-body>
      </text:table-of-content>
      <text:h text:style-name="P11" text:outline-level="1"><text:bookmark-start text:name="__RefHeading___Toc119_4087795237"/>Contexte<text:bookmark-end text:name="__RefHeading___Toc119_4087795237"/></text:h>
      <text:p text:style-name="P6">Dans le cadre du confinement, un chantier de traitement documentaire est proposé. En raison du contexte, les traitements à effectuer sont ceux qui peuvent être faits dans disposer du document physique. Ce document vise à présenter ce chantier.</text:p>
      <text:h text:style-name="Heading_20_1" text:outline-level="1"><text:bookmark-start text:name="__RefHeading___Toc106_4087795237"/>Configuration logicielle<text:bookmark-end text:name="__RefHeading___Toc106_4087795237"/></text:h>
      <text:p text:style-name="Text_20_body">Pour corriger les notices remontées via le formulaire, deux outils vous seront utiles.</text:p>
      <text:h text:style-name="Heading_20_2" text:outline-level="2"><text:bookmark-start text:name="__RefHeading___Toc108_4087795237"/>WinbiW<text:bookmark-end text:name="__RefHeading___Toc108_4087795237"/></text:h>
      <text:p text:style-name="Text_20_body">Vous avez la possibilité d'installer WinIBW sur votre ordinateur en suivant <text:span text:style-name="T2">les instructions suivantes </text:span>:</text:p>
      <text:list xml:id="list1656512432" text:style-name="L7">
        <text:list-item>
          <text:p text:style-name="P2">Ouvrez votre navigateur Internet, et collez l'URL suivante : <text:a xlink:type="simple" xlink:href="http://carmin.sudoc.abes.fr/cgi-bin/access/guide/WinIBW/index.htm" text:style-name="Internet_20_link" text:visited-style-name="Visited_20_Internet_20_Link">http://carmin.sudoc.abes.fr/cgi-bin/access/guide/WinIBW/index.htm</text:a> </text:p>
        </text:list-item>
        <text:list-item>
          <text:p text:style-name="P2">Saisissez l'identifiant : 001GM </text:p>
        </text:list-item>
        <text:list-item>
          <text:p text:style-name="P2">Saisissez le mot de passe suivant : GM123</text:p>
        </text:list-item>
        <text:list-item>
          <text:p text:style-name="P2">Cliquez sur le bouton "Envoyer"</text:p>
        </text:list-item>
      </text:list>
      <text:p text:style-name="Text_20_body">Lancez la procédure d'installation ("Cliquer ICI pour décharger le programme d'installation de WinIBW").</text:p>
      <text:p text:style-name="Text_20_body"><text:soft-page-break/>Cliquez sur "Suivant" jusqu'à la fin de l'installation.</text:p>
      <text:p text:style-name="P7"><text:span text:style-name="T2">Une fois le logiciel installé et lancé, v</text:span>ous pourrez vous y connecter avec vos identifiants habituels</text:p>
      <text:p text:style-name="P3">Remarque : l'interface de travail sera générique, vous ne retrouverez donc pas les éventuelles personnalisations faites sur votre poste professionnel. Vous aurez cependant accès à toutes les fonctionnalités.</text:p>
      <text:h text:style-name="Heading_20_2" text:outline-level="2"><text:bookmark-start text:name="__RefHeading___Toc110_4087795237"/>Paprika<text:bookmark-end text:name="__RefHeading___Toc110_4087795237"/></text:h>
      <text:p text:style-name="Text_20_body">Si vous n'avez pas la possibilité d'installer WinIBW sur votre ordinateur, vous pouvez travailler spécifiquement sur les liens "Personnes physiques" (70X) en utilisant Paprika. Cet outil est accessible en ligne depuis votre navigateur Internet à l'adresse suivante : <text:a xlink:type="simple" xlink:href="https://paprika.idref.fr/" text:style-name="Internet_20_link" text:visited-style-name="Visited_20_Internet_20_Link">https://paprika.idref.fr/</text:a> </text:p>
      <text:p text:style-name="Text_20_body">Pour retrouver le fonctionnement de Paprika, un guide est disponible en ligne : <text:a xlink:type="simple" xlink:href="http://documentation.abes.fr/aideidrefpaprika/index.html" text:style-name="Internet_20_link" text:visited-style-name="Visited_20_Internet_20_Link">http://documentation.abes.fr/aideidrefpaprika/index.html</text:a></text:p>
      <text:p text:style-name="Text_20_body">La connexion à l'outil fonctionne avec vos identifiants de catalogueur dans le Sudoc.</text:p>
      <text:h text:style-name="Heading_20_2" text:outline-level="2"><text:bookmark-start text:name="__RefHeading___Toc112_4087795237"/>IdRef<text:bookmark-end text:name="__RefHeading___Toc112_4087795237"/></text:h>
      <text:p text:style-name="Text_20_body">Pour créer ou modifier des notices d'autorité, vous pouvez également utiliser IdRef directement depuis votre navigateur Internet à l'adresse suivante : <text:a xlink:type="simple" xlink:href="https://www.idref.fr/" text:style-name="Internet_20_link" text:visited-style-name="Visited_20_Internet_20_Link">https://www.idref.fr/</text:a></text:p>
      <text:p text:style-name="Text_20_body">Ici aussi la connexion à l'outil fonctionne avec vos identifiants de catalogueur dans le Sudoc. Un guide d'utilisation est disponible en ligne : <text:a xlink:type="simple" xlink:href="http://documentation.abes.fr/aideidrefcatalogueur/index.html" text:style-name="Internet_20_link" text:visited-style-name="Visited_20_Internet_20_Link">http://documentation.abes.fr/aideidrefcatalogueur/index.html</text:a></text:p>
      <text:p text:style-name="Text_20_body">Toutes les modifications effectuées dans Paprika et IdRef sont immédiatement visibles dans WinIBW et vice versa.</text:p>
      <text:h text:style-name="P10" text:outline-level="1"><text:bookmark-start text:name="__RefHeading___Toc114_4087795237"/>Identification des notices<text:bookmark-end text:name="__RefHeading___Toc114_4087795237"/></text:h>
      <text:p text:style-name="P7"><text:span text:style-name="T2">Afin d’identifier les notices nécessitant des modifications qui peuvent rentrer dans le cadre de ce chantier, un outil a été mise en place à l’adresse </text:span><text:a xlink:type="simple" xlink:href="http://algoliens.geobib.fr/" text:style-name="Internet_20_link" text:visited-style-name="Visited_20_Internet_20_Link">http://algoliens.geobib.fr/</text:a></text:p>
      <text:p text:style-name="P7"><text:span text:style-name="T2">Lorsque vous vous connecterez à cet outil, il vous sera demandé si WinIBW est installé sur votre poste. Si la réponse est négative, </text:span>ne vous seront proposées que des notices nécessitant des corrections des liens pour les 70X pour lesquelles Paprika suffit.</text:p>
      <text:p text:style-name="P8"><text:soft-page-break/>Une fois le RCR choisi, les notices sont proposées de manière aléatoire et sont rattachées au RCR selon l’un des principes suivants :</text:p>
      <text:list xml:id="list255037318" text:style-name="L9">
        <text:list-item>
          <text:p text:style-name="P9">notice créée par le RCR ; (il peut arriver que le RCR se soit délocalisé depuis, si c’est le cas un message sera affiché pour vous l’indiquer) <text:span text:style-name="T4">mais rien ne vous empêche de la modifier</text:span><text:span text:style-name="T3"> ;</text:span></text:p>
        </text:list-item>
        <text:list-item>
          <text:p text:style-name="P9">notice sur lesquelles le RCR est localisée et qui sont des Unicas ;</text:p>
        </text:list-item>
      </text:list>
      <text:h text:style-name="Heading_20_1" text:outline-level="1"><text:bookmark-start text:name="__RefHeading___Toc116_4087795237"/><text:span text:style-name="T1">M</text:span>odifications à effectuer<text:bookmark-end text:name="__RefHeading___Toc116_4087795237"/></text:h>
      <text:p text:style-name="Text_20_body"><text:span text:style-name="T1">En complément des erreurs signalées par Algoliens, l</text:span>es points que l'on peut corriger sans avoir les documents sous les yeux <text:span text:style-name="T1">sont les suivantes </text:span>: </text:p>
      <text:list xml:id="list2241057779" text:style-name="L8">
        <text:list-item>
          <text:p text:style-name="P4">les liens et les codes fonctions des auteurs (si l'intitulé de la 200 est suffisamment clair à leur sujet)</text:p>
        </text:list-item>
        <text:list-item>
          <text:p text:style-name="P4">compléter ou corriger les 181-182-183 et supprimer le $b de la zone 200 <text:s/>en faisant attention pour la zone 183 au nombre de pages qui permet de distinguer entre un volumeet un fascicule</text:p>
        </text:list-item>
        <text:list-item>
          <text:p text:style-name="P4"><text:span text:style-name="T1">l</text:span>es 327 $a si elles contiennent les titres des oeuvres du volume qu'il faut mettre maintenant dans des zones 464</text:p>
        </text:list-item>
        <text:list-item>
          <text:p text:style-name="P4">les 300 au lieu des 320 pour les bibliogr. et index</text:p>
        </text:list-item>
      </text:list>
      <text:p text:style-name="Text_20_body"><text: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atin Modern Roman1" svg:font-family="'Latin Modern Roman'" style:font-adornments="10 Bold" style:font-pitch="variable"/>
    <style:font-face style:name="Latin Modern Roman" svg:font-family="'Latin Modern Roman'" style:font-adornments="10 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tab-stops/>
      </style:paragraph-properties>
      <style:text-properties style:font-name="Latin Modern Roman" fo:font-family="'Latin Modern Roman'" style:font-style-name="10 Regular" style:font-pitch="variable"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atin Modern Roman1" fo:font-family="'Latin Modern Roman'" style:font-style-name="10 Bold" style:font-pitch="variable" fo:font-size="20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atin Modern Roman1" fo:font-family="'Latin Modern Roman'" style:font-style-name="10 Bold" style:font-pitch="variable"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text:outline-style style:name="Outline">
      <text:outline-level-style text:level="1" text:style-name="Numbering_20_Symbols"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ylvain Machefert</meta:initial-creator>
    <meta:creation-date>2020-03-27T15:07:31.588035359</meta:creation-date>
    <meta:generator>LibreOffice/6.0.7.3$Linux_X86_64 LibreOffice_project/00m0$Build-3</meta:generator>
    <dc:date>2020-03-27T15:33:31.041631569</dc:date>
    <dc:creator>Sylvain Machefert</dc:creator>
    <meta:editing-duration>PT15M13S</meta:editing-duration>
    <meta:editing-cycles>5</meta:editing-cycles>
    <meta:document-statistic meta:table-count="1" meta:image-count="0" meta:object-count="0" meta:page-count="3" meta:paragraph-count="49" meta:word-count="606" meta:character-count="3926" meta:non-whitespace-character-count="3379"/>
  </office:meta>
</office:document-meta>
</file>